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width="0.159cm" svg:stroke-color="#37c91e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-color="#5983b0" draw:textarea-horizontal-align="justify" draw:textarea-vertical-align="middle" draw:auto-grow-height="false" fo:min-height="2.624cm" fo:min-width="2.643cm"/>
    </style:style>
    <style:style style:name="gr3" style:family="graphic" style:parent-style-name="standard">
      <style:graphic-properties draw:stroke="none" svg:stroke-color="#92badd" draw:fill-color="#5983b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92badd" draw:fill-color="#81d41a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079cm" svg:height="3.936cm" svg:x="3.048cm" svg:y="3.175cm" svg:viewBox="0 0 5080 3937" draw:points="129,3515 0,1125 3344,0 5080,1547 3537,3445 1286,3937">
          <text:p/>
        </draw:polygon>
        <draw:custom-shape draw:style-name="gr2" draw:text-style-name="P2" draw:layer="layout" svg:width="4.445cm" svg:height="4.064cm" svg:x="6.604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5.079cm" svg:height="3.936cm" svg:x="19.431cm" svg:y="2.032cm" svg:viewBox="0 0 5080 3937" draw:points="129,3515 0,1125 3344,0 5080,1547 3537,3445 1286,3937">
          <text:p/>
        </draw:polygon>
        <draw:g>
          <draw:custom-shape draw:style-name="gr3" draw:text-style-name="P2" draw:layer="layout" svg:width="0.508cm" svg:height="0.508cm" svg:x="20.193cm" svg:y="9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1.59cm" svg:y="8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1.336cm" svg:y="10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2.606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0.193cm" svg:y="10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0.955cm" svg:y="11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2.352cm" svg:y="11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3.36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3.749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3.622cm" svg:y="11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4.892cm" svg:y="10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4.892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4.638cm" svg:y="8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6.035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6.035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6.162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25.908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2" draw:layer="layout" svg:width="0.508cm" svg:height="0.508cm" svg:x="12.446cm" svg:y="2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3.843cm" svg:y="24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3.589cm" svg:y="2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4.859cm" svg:y="2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2.446cm" svg:y="26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3.208cm" svg:y="26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4.605cm" svg:y="2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5.621cm" svg:y="24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6.002cm" svg:y="2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5.875cm" svg:y="2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7.145cm" svg:y="26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7.145cm" svg:y="25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6.891cm" svg:y="24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8.288cm" svg:y="24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8.288cm" svg:y="2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8.415cm" svg:y="26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08cm" svg:height="0.508cm" svg:x="18.161cm" svg:y="23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0.508cm" svg:height="0.508cm" svg:x="10.922cm" svg:y="19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6.383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2.065cm" svg:y="1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3.335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1.811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2.827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2.954cm" svg:y="2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4.097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6.637cm" svg:y="1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5.494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6.51cm" svg:y="1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3.97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6.764cm" svg:y="19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08cm" svg:height="0.508cm" svg:x="14.986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15.8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9.271cm" svg:height="2.159cm" svg:x="4.318cm" svg:y="13.208cm">
          <draw:text-box>
            <text:p text:style-name="P3"><text:span text:style-name="T1">CVX to CVX</text:span></text:p>
          </draw:text-box>
        </draw:frame>
        <draw:frame draw:style-name="gr5" draw:text-style-name="P4" draw:layer="layout" svg:width="9.271cm" svg:height="2.159cm" svg:x="19.685cm" svg:y="13.208cm">
          <draw:text-box>
            <text:p text:style-name="P3"><text:span text:style-name="T1">CVX to PC</text:span></text:p>
          </draw:text-box>
        </draw:frame>
        <draw:frame draw:style-name="gr5" draw:text-style-name="P4" draw:layer="layout" svg:width="9.271cm" svg:height="2.159cm" svg:x="12.446cm" svg:y="27.813cm">
          <draw:text-box>
            <text:p text:style-name="P3"><text:span text:style-name="T1">PC to P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38:46.670514502</dc:date>
    <meta:editing-duration>PT9H7M8S</meta:editing-duration>
    <meta:editing-cycles>29</meta:editing-cycles>
    <meta:generator>LibreOffice/6.4.7.2$Linux_X86_64 LibreOffice_project/40$Build-2</meta:generator>
    <meta:document-statistic meta:object-count="57"/>
  </office:meta>
</office:document-meta>
</file>